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Book antiqua" svg:font-family="'Book antiqua'"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Book antiqua"/>
    </style:style>
    <style:style style:name="P2" style:family="paragraph" style:parent-style-name="Standard">
      <style:paragraph-properties fo:text-align="center" style:justify-single-word="false"/>
      <style:text-properties style:font-name="Book antiqua" fo:font-size="14pt" style:font-size-asian="14pt" style:font-size-complex="14pt"/>
    </style:style>
    <style:style style:name="T1" style:family="text">
      <style:text-properties fo:color="#ff66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bout us</text:p>
      <text:p text:style-name="P1"/>
      <text:p text:style-name="P1"/>
      <text:p text:style-name="P1"/>
      <text:p text:style-name="P1"/>
      <text:p text:style-name="P1">Bring tutoring into our world <text:span text:style-name="T1">(image)</text:span></text:p>
      <text:p text:style-name="P1">A team of professional brothers and sisters ready to share their knowledge with you !</text:p>
      <text:p text:style-name="P1"/>
      <text:p text:style-name="P1"/>
      <text:p text:style-name="P1"/>
      <text:p text:style-name="P1"/>
      <text:p text:style-name="P1"/>
      <text:p text:style-name="P1"/>
      <text:p text:style-name="P1">How it works?</text:p>
      <text:p text:style-name="P1"/>
      <text:p text:style-name="P1">Our deepest concern is to teach in harmony with Islam</text:p>
      <text:p text:style-name="P1"/>
      <text:p text:style-name="P1">1</text:p>
      <text:p text:style-name="P1">For all <text:s/>Academic, Languages and Business subjects, our tutors carefully select contents and topics and if necessary rearrange them to comply with our beautiful religion. </text:p>
      <text:p text:style-name="P1"/>
      <text:p text:style-name="P1"/>
      <text:p text:style-name="P1">2</text:p>
      <text:p text:style-name="P1">Sahih Classrooms team takes to heart the importance of our mission.</text:p>
      <text:p text:style-name="P1"><text:s/>Our tutors will not introduce, initiate, debate or argue any aspect of religious subjects.</text:p>
      <text:p text:style-name="P1">We select professional tutors to teach and share their specific skills.</text:p>
      <text:p text:style-name="P1"/>
      <text:p text:style-name="P1"/>
      <text:p text:style-name="P1">3</text:p>
      <text:p text:style-name="P1">For any religious subject, we have trustworthy scholars and students in Religious Science we can refer to. <text:s/>Tutors proposing courses through Sahih Classrooms and its software Halaqaat E-Learning are ready to support you according to their subjects.</text:p>
      <text:p text:style-name="P1"/>
      <text:p text:style-name="P1"/>
      <text:p text:style-name="P1">4</text:p>
      <text:p text:style-name="P1">Some of our qurane teachers are trustworthy and verified religious studies students included students from Madinah or Makkah islamic universities. They have the ability to introduce if requested basic aspect of the importance of learning and reciting the qurane. </text:p>
      <text:p text:style-name="P1"/>
      <text:p text:style-name="P1"/>
      <text:p text:style-name="P1"/>
      <text:p text:style-name="P1"/>
      <text:p text:style-name="P1"/>
      <text:p text:style-name="P1"/>
      <text:p text:style-name="P1"><text:soft-page-break/>What do we do?</text:p>
      <text:p text:style-name="P1"/>
      <text:p text:style-name="P1"/>
      <text:p text:style-name="P1">1 <text:span text:style-name="T1">(icon)</text:span></text:p>
      <text:p text:style-name="P1">We provide meaningful work to bright tutors all over the world</text:p>
      <text:p text:style-name="P1"/>
      <text:p text:style-name="P1">2 <text:span text:style-name="T1">(icon)</text:span></text:p>
      <text:p text:style-name="P1">We help tutors and students connect wherever they are</text:p>
      <text:p text:style-name="P1"/>
      <text:p text:style-name="P1">3 <text:span text:style-name="T1">(icon)</text:span></text:p>
      <text:p text:style-name="P1">We make online tutorings affordable for everyone</text:p>
      <text:p text:style-name="P1"/>
      <text:p text:style-name="P1"/>
      <text:p text:style-name="P1"/>
      <text:p text:style-name="P1"/>
      <text:p text:style-name="P1"/>
      <text:p text:style-name="P1">SIGN UP FOR FREE AND SEE OUR TUTORS</text:p>
      <text:p text:style-name="P1"/>
      <text:p text:style-name="P1"/>
      <text:p text:style-name="P1"/>
      <text:p text:style-name="P1">You need help to find a tutor ?</text:p>
      <text:p text:style-name="P1"/>
      <text:p text:style-name="P1">Contact 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Book antiqua" svg:font-family="'Book antiqua'"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e-Odile Assa</meta:initial-creator>
    <meta:creation-date>2017-07-30T05:38:51.37</meta:creation-date>
    <dc:date>2017-08-09T23:45:12.45</dc:date>
    <dc:creator>Marie-Odile Assa</dc:creator>
    <meta:editing-duration>PT1H56M52S</meta:editing-duration>
    <meta:editing-cycles>33</meta:editing-cycles>
    <meta:generator>OpenOffice/4.1.0$Win32 OpenOffice.org_project/410m18$Build-9764</meta:generator>
    <meta:document-statistic meta:table-count="0" meta:image-count="0" meta:object-count="0" meta:page-count="2" meta:paragraph-count="25" meta:word-count="232" meta:character-count="1388"/>
  </office:meta>
</office:document-meta>
</file>